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1cm" style:rel-column-width="12192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P4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P5" style:family="paragraph" style:parent-style-name="Standard">
      <style:text-properties style:font-name="Tahoma1"/>
    </style:style>
    <style:style style:name="P6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1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15" style:family="paragraph" style:parent-style-name="Text_20_body">
      <style:paragraph-properties fo:margin-left="0cm" fo:margin-right="0cm" fo:orphans="2" fo:widows="2" fo:text-indent="0cm" style:auto-text-indent="false" style:writing-mode="lr-tb"/>
    </style:style>
    <style:style style:name="P16" style:family="paragraph" style:parent-style-name="Text_20_body">
      <style:paragraph-properties fo:margin-left="0cm" fo:margin-right="0cm" fo:orphans="2" fo:widows="2" fo:text-indent="1.199cm" style:auto-text-indent="false" style:writing-mode="lr-tb"/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17" style:family="paragraph" style:parent-style-name="Text_20_body">
      <style:paragraph-properties fo:margin-left="0cm" fo:margin-right="0cm" fo:text-indent="1.199cm" style:auto-text-indent="false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paragraph-properties fo:margin-left="0cm" fo:margin-right="0cm" fo:orphans="2" fo:widows="2" fo:text-indent="1.199cm" style:auto-text-indent="false" style:writing-mode="lr-tb"/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0" style:family="paragraph" style:parent-style-name="Text_20_body" style:list-style-name="L4">
      <style:paragraph-properties fo:margin-left="0cm" fo:margin-right="0cm" fo:text-indent="1.199cm" style:auto-text-indent="false"/>
    </style:style>
    <style:style style:name="P21" style:family="paragraph" style:parent-style-name="Text_20_body" style:list-style-name="L2">
      <style:paragraph-properties fo:margin-left="1.249cm" fo:margin-right="0cm" fo:text-indent="0cm" style:auto-text-indent="false"/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2" style:family="paragraph" style:parent-style-name="Text_20_body" style:list-style-name="L2">
      <style:paragraph-properties fo:margin-left="1.249cm" fo:margin-right="0cm" fo:text-indent="0cm" style:auto-text-indent="false"/>
    </style:style>
    <style:style style:name="P23" style:family="paragraph" style:parent-style-name="Text_20_body" style:list-style-name="L3">
      <style:paragraph-properties fo:margin-left="1.249cm" fo:margin-right="0cm" fo:orphans="2" fo:widows="2" fo:text-indent="0cm" style:auto-text-indent="false" style:writing-mode="lr-tb"/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4" style:family="paragraph" style:parent-style-name="Text_20_body" style:list-style-name="L3">
      <style:paragraph-properties fo:margin-left="1.249cm" fo:margin-right="0cm" fo:orphans="2" fo:widows="2" fo:text-indent="0cm" style:auto-text-indent="false" style:writing-mode="lr-tb"/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5" style:family="paragraph" style:parent-style-name="Text_20_body" style:list-style-name="L5">
      <style:paragraph-properties fo:margin-left="1.249cm" fo:margin-right="0cm" fo:orphans="2" fo:widows="2" fo:text-indent="0cm" style:auto-text-indent="false" style:writing-mode="lr-tb"/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6" style:family="paragraph" style:parent-style-name="Heading_20_2">
      <style:paragraph-properties>
        <style:tab-stops>
          <style:tab-stop style:position="2.249cm"/>
        </style:tab-stops>
      </style:paragraph-properties>
      <style:text-properties fo:font-size="10pt" fo:language="pt" fo:country="BR" style:font-size-asian="10pt" style:font-name-complex="Tahoma1" style:font-size-complex="10pt"/>
    </style:style>
    <style:style style:name="P27" style:family="paragraph" style:parent-style-name="Heading_20_1">
      <style:text-properties fo:font-size="12pt" fo:language="pt" fo:country="BR" style:font-size-asian="12pt" style:font-name-complex="Tahoma1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fo:language="en" fo:country="US" style:font-size-asian="10pt"/>
    </style:style>
    <style:style style:name="T3" style:family="text">
      <style:text-properties fo:color="#008000" fo:font-size="9pt" style:font-size-asian="9pt"/>
    </style:style>
    <style:style style:name="T4" style:family="text">
      <style:text-properties fo:color="#008000" fo:font-size="9pt" fo:language="en" fo:country="US" style:font-size-asian="9pt"/>
    </style:style>
    <style:style style:name="T5" style:family="text"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T6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0.1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9.5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9">Food Delivery Web</text:p>
      <text:p text:style-name="P11">Especificação Suplementar</text:p>
      <text:p text:style-name="P13"/>
      <text:p text:style-name="P12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4">
            <text:p text:style-name="P10">14/10/09</text:p>
          </table:table-cell>
          <table:table-cell table:style-name="Tabela1.B2" office:value-type="float" office:value="1">
            <text:p text:style-name="P10">1</text:p>
          </table:table-cell>
          <table:table-cell table:style-name="Tabela1.C2" office:value-type="string">
            <text:p text:style-name="P10">Criação do documento de Especificação Suplementar.</text:p>
          </table:table-cell>
          <table:table-cell table:style-name="Tabela1.D2" office:value-type="string">
            <text:p text:style-name="P10">Paulo Daniel</text:p>
          </table:table-cell>
        </table:table-row>
        <table:table-row table:style-name="Tabela1.1">
          <table:table-cell table:style-name="Tabela1.C2" office:value-type="string">
            <text:p text:style-name="P10"/>
          </table:table-cell>
          <table:table-cell table:style-name="Tabela1.C2" office:value-type="string">
            <text:p text:style-name="P10"/>
          </table:table-cell>
          <table:table-cell table:style-name="Tabela1.C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</table:table>
      <text:p text:style-name="P5"/>
      <text:p text:style-name="P6"/>
      <text:h text:style-name="Heading_20_1" text:outline-level="1">Especificação Suplementar</text:h>
      <text:h text:style-name="P26" text:outline-level="2">Usabilidade</text:h>
      <text:list xml:id="list29323518" text:style-name="L1">
        <text:list-item>
          <text:list>
            <text:list-item>
              <text:list>
                <text:list-item>
                  <text:p text:style-name="P19">SUPP1 - O sistema web deve ser compatível com as normas do W3C para XHTML 1.0 <text:tab/>transitional.</text:p>
                </text:list-item>
                <text:list-item>
                  <text:p text:style-name="P19">SUPP2 - Será necessário a realização de um treinamento com duração de 16 horas, <text:tab/>para o administrador do sistema. </text:p>
                </text:list-item>
              </text:list>
            </text:list-item>
          </text:list>
        </text:list-item>
      </text:list>
      <text:p text:style-name="P14"/>
      <text:h text:style-name="P26" text:outline-level="2">Confiabilidade</text:h>
      <text:list xml:id="list2930137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">1.2.1. <text:tab/>SUPP3 - O sistema deverá estar disponível 24h por dia durante os 7 dias da semana.</text:p>
                              <text:p text:style-name="P22"><text:span text:style-name="T6">1.2.2. <text:tab/>SUPP4 - </text:span><text:span text:style-name="T5">Será tolerado um tempo máximo de 7h por semana sem a aplicação no ar.</text:span></text:p>
                              <text:p text:style-name="P21">1.2.3. <text:tab/>SUPP5 - Os backups do sistema serão diários (retidos por 60 dias) e mensais (retidos por 120 dias). Os backups deverão ser realizados sem que haja a necessidade de deixar o sistema fora do ar.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4"/>
      <text:h text:style-name="P26" text:outline-level="2">Desempenho</text:h>
      <text:list xml:id="list29298596" text:style-name="L3">
        <text:list-item>
          <text:list>
            <text:list-item>
              <text:list>
                <text:list-item>
                  <text:p text:style-name="P24">SUPP6 - O sistema deverá suportar inicialmente 10 usuários simultâneos realizando <text:tab/>pedidos e a capacidade de 200 pedidos por hora.</text:p>
                </text:list-item>
                <text:list-item>
                  <text:p text:style-name="P23">SUPP7 - O sistema não deve demorar mais do que 45 segundos para atualizar o <text:tab/>quadro de pedidos.</text:p>
                </text:list-item>
              </text:list>
            </text:list-item>
          </text:list>
        </text:list-item>
      </text:list>
      <text:p text:style-name="P16"/>
      <text:h text:style-name="P26" text:outline-level="2">Ambiente Operacional</text:h>
      <text:p text:style-name="P17">1.4.1<text:tab/>SUPP8 - Plataforma WEB.</text:p>
      <text:list xml:id="list29295929" text:style-name="L4">
        <text:list-item>
          <text:list>
            <text:list-item>
              <text:list>
                <text:list-item>
                  <text:p text:style-name="P20">SUPP9 - Linguagem Java.</text:p>
                </text:list-item>
                <text:list-item>
                  <text:p text:style-name="P20"><text:soft-page-break/>SUPP10 - Independência de sistema operacional.</text:p>
                </text:list-item>
                <text:list-item>
                  <text:p text:style-name="P20">SUPP11 - Browser compatível com as normas W3C.</text:p>
                </text:list-item>
                <text:list-item>
                  <text:p text:style-name="P20">SUPP12 - Sistema Gerenciador de Banco de Dados MySQL. </text:p>
                  <text:p text:style-name="P20"/>
                </text:list-item>
              </text:list>
            </text:list-item>
          </text:list>
        </text:list-item>
      </text:list>
      <text:h text:style-name="P26" text:outline-level="2">Segurança e Controle de Acesso</text:h>
      <text:list xml:id="list29321098" text:style-name="L5">
        <text:list-item>
          <text:list>
            <text:list-item>
              <text:list>
                <text:list-item>
                  <text:p text:style-name="P25">SUPP13 - O controle de acesso dos usuários será realizado através do <text:span text:style-name="T7">Middleware</text:span> MACA.</text:p>
                </text:list-item>
                <text:list-item>
                  <text:p text:style-name="P25">SUPP14 - O sistema deverá guardar cópias de segurança diariamente.</text:p>
                </text:list-item>
              </text:list>
            </text:list-item>
          </text:list>
        </text:list-item>
      </text:list>
      <text:p text:style-name="P15"/>
      <text:h text:style-name="P26" text:outline-level="2">Outras Categorias de Requisitos</text:h>
      <text:p text:style-name="Text_20_body">Não há.</text:p>
      <text:h text:style-name="P27" text:outline-level="1">Referências</text:h>
      <text:p text:style-name="Text_20_body">Não há referên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3" style:display-name="Corpo de texto 3" style:family="paragraph" style:parent-style-name="Standard">
      <style:text-properties fo:color="#800000" style:font-name="Verdana1" fo:font-size="11pt" fo:font-weight="bold" style:font-size-asian="11pt" style:font-weight-asian="bold" style:font-size-complex="10pt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Verdana1" fo:font-size="11pt" fo:font-style="italic" style:font-size-asian="11pt" style:font-style-asian="italic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1z1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1" style:family="text">
      <style:text-properties style:font-name="Courier New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Courier New1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Especificação Suplementar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Especificação Suplementar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Especificação Suplementar.odt</text:file-name></text:span></text:span><text:span text:style-name="Page_20_Number"><text:span text:style-name="MT4"><text:tab/><text:tab/>Pag. </text:span>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Suplementar</dc:title>
    <meta:initial-creator>Administrador</meta:initial-creator>
    <meta:creation-date>2008-10-18T13:46:00</meta:creation-date>
    <dc:date>2009-10-29T09:20:49.98</dc:date>
    <meta:editing-cycles>37</meta:editing-cycles>
    <meta:editing-duration>PT02H03M30S</meta:editing-duration>
    <meta:generator>BrOffice.org/3.1$Win32 OpenOffice.org_project/310m11$Build-9399</meta:generator>
    <meta:document-statistic meta:table-count="2" meta:image-count="1" meta:object-count="0" meta:page-count="2" meta:paragraph-count="40" meta:word-count="275" meta:character-count="1700"/>
    <meta:user-defined meta:name="ReqProMenus" meta:value-type="boolean">false</meta:user-defined>
  </office:meta>
</office:document-meta>
</file>